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marker-start="Arrow" draw:marker-start-width="0.3cm" draw:marker-end="Arrow" draw:marker-end-width="0.3cm" draw:fill="solid" draw:fill-color="#000000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text-autospace="none"/>
      <style:text-properties fo:font-size="12pt" style:font-size-asian="12pt" style:font-size-complex="12pt"/>
    </style:style>
    <style:style style:name="P5" style:family="paragraph">
      <style:paragraph-properties style:text-autospace="none"/>
      <style:text-properties fo:font-family="Consolas" style:font-family-generic="swiss" style:font-pitch="fixed" fo:font-size="11pt" style:font-family-asian="Consolas" style:font-family-generic-asian="swiss" style:font-pitch-asian="fixed" style:font-size-asian="11pt" style:font-family-complex="Consolas" style:font-family-generic-complex="swiss" style:font-pitch-complex="fixed" style:font-size-complex="11pt"/>
    </style:style>
    <style:style style:name="T1" style:family="text">
      <style:text-properties style:use-window-font-color="true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Consolas" style:font-family-generic="swiss" style:font-pitch="fixed" fo:font-size="11pt" fo:font-style="normal" fo:text-shadow="none" style:text-underline-style="none" fo:font-weight="normal" style:letter-kerning="true" style:font-family-asian="Consolas" style:font-family-generic-asian="swiss" style:font-pitch-asian="fixed" style:font-size-asian="11pt" style:font-style-asian="normal" style:font-weight-asian="normal" style:font-family-complex="Consolas" style:font-family-generic-complex="swiss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er4" svg:width="5.7cm" svg:height="2.4cm" svg:x="13.8cm" svg:y="1.9cm">
          <text:p text:style-name="P1"><text:span text:style-name="T1">Behavior_InTran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er4" svg:width="5.7cm" svg:height="2.4cm" svg:x="13.8cm" svg:y="19cm">
          <text:p text:style-name="P1"><text:span text:style-name="T1">Behavior_SwappingB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er4" svg:width="3.9cm" svg:height="2.4cm" svg:x="1.2cm" svg:y="10cm">
          <text:p text:style-name="P1"><text:span text:style-name="T1">Behavior_St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er4" svg:x1="5.2cm" svg:y1="11.3cm" svg:x2="14.2cm" svg:y2="11.3cm">
          <text:p/>
        </draw:line>
        <draw:custom-shape draw:style-name="gr3" draw:text-style-name="P2" draw:layer="Layer4" svg:width="4.8cm" svg:height="2cm" svg:x="7.4cm" svg:y="10.3cm">
          <text:p text:style-name="P3"><text:span text:style-name="T2">Click on a second til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8cm" svg:y1="19cm" svg:x2="16.7cm" svg:y2="4.3cm">
          <text:p/>
        </draw:line>
        <draw:custom-shape draw:style-name="gr1" draw:text-style-name="P2" draw:layer="layout" svg:width="5.1cm" svg:height="2.4cm" svg:x="14.2cm" svg:y="10.2cm">
          <text:p text:style-name="P1"><text:span text:style-name="T1"><text:s text:c="2"/></text:span><text:span text:style-name="T1">Behavior_Swap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cm" svg:height="1.3cm" svg:x="14.7cm" svg:y="14.7cm">
          <text:p text:style-name="P3"><text:span text:style-name="T2">Neither of the two swapped tiles</text:span></text:p>
          <text:p text:style-name="P3"><text:span text:style-name="T2"><text:s/></text:span><text:span text:style-name="T2">can be matched in its new pos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cm" svg:height="1.4cm" svg:x="13.8cm" svg:y="6.7cm">
          <text:p text:style-name="P3"><text:span text:style-name="T2">At least one of the swapped tiles</text:span></text:p>
          <text:p text:style-name="P3"><text:span text:style-name="T2">can be matched in its new position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7cm" svg:y1="20cm" svg:x2="4.1cm" svg:y2="12.6cm">
          <text:p/>
        </draw:line>
        <draw:custom-shape draw:style-name="gr3" draw:text-style-name="P2" draw:layer="layout" svg:width="6cm" svg:height="1.2cm" svg:x="6.1cm" svg:y="15.7cm">
          <text:p text:style-name="P3"><text:span text:style-name="T2">The swapped tiles are back to their </text:span></text:p>
          <text:p text:style-name="P3"><text:span text:style-name="T2">original position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7cm" svg:y1="3.2cm" svg:x2="4.1cm" svg:y2="9.9cm">
          <text:p/>
        </draw:line>
        <draw:custom-shape draw:style-name="gr3" draw:text-style-name="P2" draw:layer="layout" svg:width="6.2cm" svg:height="0.8cm" svg:x="6.4cm" svg:y="5.8cm">
          <text:p text:style-name="P3"><text:span text:style-name="T2">All 64 tiles are resting in </text:span></text:p>
          <text:p text:style-name="P3"><text:span text:style-name="T2">their position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4.2cm" svg:height="2.4cm" svg:x="15.6cm" svg:y="1.9cm">
          <text:p text:style-name="P1"><text:span text:style-name="T1">Behavior_Mov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3.7cm" svg:y="17.7cm">
          <text:p text:style-name="P1"><text:span text:style-name="T1">Behavior_Swapp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4cm" svg:x="1.2cm" svg:y="10cm">
          <text:p text:style-name="P1"><text:span text:style-name="T1">Behavior_Rest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3cm" svg:y1="11.3cm" svg:x2="20.4cm" svg:y2="11.2cm">
          <text:p/>
        </draw:line>
        <draw:custom-shape draw:style-name="gr3" draw:text-style-name="P2" draw:layer="layout" svg:width="3.3cm" svg:height="0.5cm" svg:x="16.1cm" svg:y="11cm">
          <text:p text:style-name="P3"><text:span text:style-name="T2">After some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4.7cm" svg:height="2.4cm" svg:x="10.6cm" svg:y="10cm">
          <text:p text:style-name="P1"><text:span text:style-name="T1"><text:s/></text:span><text:span text:style-name="T1">Behavior_Destroy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7cm" svg:y1="19.6cm" svg:x2="2.5cm" svg:y2="12.4cm">
          <text:p/>
        </draw:line>
        <draw:line draw:style-name="gr5" draw:text-style-name="P3" draw:layer="layout" svg:x1="15.6cm" svg:y1="2.4cm" svg:x2="3.1cm" svg:y2="9.9cm">
          <text:p/>
        </draw:line>
        <draw:custom-shape draw:style-name="gr3" draw:text-style-name="P2" draw:layer="layout" svg:width="2.9cm" svg:height="0.7cm" svg:x="9.8cm" svg:y="4.6cm">
          <text:p text:style-name="P3"><text:span text:style-name="T2">Tile gets to the</text:span></text:p>
          <text:p text:style-name="P3"><text:span text:style-name="T2">free 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9cm" svg:height="2.4cm" svg:x="20.4cm" svg:y="10cm">
          <text:p text:style-name="P1"><text:span text:style-name="T1">Behavior_WaitingToGoIntoBoar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cm" svg:y1="11.3cm" svg:x2="10.6cm" svg:y2="11.2cm">
          <text:p/>
        </draw:line>
        <draw:custom-shape draw:style-name="gr3" draw:text-style-name="P2" draw:layer="layout" svg:width="3.7cm" svg:height="0.5cm" svg:x="5.6cm" svg:y="11cm">
          <text:p text:style-name="P3"><text:span text:style-name="T2">Tile to be destru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3.9cm" svg:y1="9.9cm" svg:x2="19.5cm" svg:y2="4.4cm">
          <text:p/>
        </draw:line>
        <draw:custom-shape draw:style-name="gr3" draw:text-style-name="P3" draw:layer="layout" svg:width="5.4cm" svg:height="1cm" svg:x="19.1cm" svg:y="6.5cm">
          <text:p text:style-name="P3"><text:span text:style-name="T2">Position below tile is free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1cm" svg:y1="10.6cm" svg:x2="16.1cm" svg:y2="4.3cm">
          <text:p/>
        </draw:line>
        <draw:line draw:style-name="gr6" draw:text-style-name="P3" draw:layer="layout" svg:x1="5.128cm" svg:y1="12cm" svg:x2="14.7cm" svg:y2="17.7cm">
          <text:p/>
        </draw:line>
        <draw:custom-shape draw:style-name="gr3" draw:text-style-name="P2" draw:layer="layout" svg:width="2.9cm" svg:height="0.8cm" svg:x="8.5cm" svg:y="7.5cm">
          <text:p text:style-name="P3"><text:span text:style-name="T2">Position below tile</text:span></text:p>
          <text:p text:style-name="P3"><text:span text:style-name="T2">is f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cm" svg:height="0.8cm" svg:x="7.6cm" svg:y="16.4cm">
          <text:p text:style-name="P3"><text:span text:style-name="T2">Tile finishes</text:span></text:p>
          <text:p text:style-name="P3"><text:span text:style-name="T2">swap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0.8cm" svg:x="7.4cm" svg:y="13.7cm">
          <text:p text:style-name="P3"><text:span text:style-name="T2">Tile is to swa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3" draw:layer="layout" svg:width="5.8cm" svg:height="3cm" svg:x="11cm" svg:y="1.9cm">
          <text:p text:style-name="P3">Object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cm" svg:height="1.6cm" svg:x="1.9cm" svg:y="7.8cm">
          <text:p text:style-name="P3">G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cm" svg:height="2.9cm" svg:x="16.7cm" svg:y="12.9cm">
          <text:p text:style-name="P5"><text:span text:style-name="T3">Intr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cm" svg:height="2.9cm" svg:x="7.8cm" svg:y="12.4cm">
          <text:p text:style-name="P5"><text:span text:style-name="T3">Encourage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cm" svg:height="2.9cm" svg:x="1.8cm" svg:y="12.5cm">
          <text:p text:style-name="P5"><text:span text:style-name="T3">CountDow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cm" svg:height="2.9cm" svg:x="15.5cm" svg:y="7.8cm">
          <text:p text:style-name="P3">Scor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cm" svg:height="1.7cm" svg:x="8.2cm" svg:y="7.8cm">
          <text:p text:style-name="P3">Boar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cm" svg:height="2.9cm" svg:x="1.8cm" svg:y="16.1cm">
          <text:p text:style-name="P5"><text:span text:style-name="T3">TimeCount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cm" svg:height="2.9cm" svg:x="7.8cm" svg:y="15.9cm">
          <text:p text:style-name="P5"><text:span text:style-name="T3">TimeOut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0.1cm" svg:y1="7.7cm" svg:x2="12.6cm" svg:y2="5cm">
          <text:p/>
        </draw:line>
        <draw:line draw:style-name="gr8" draw:text-style-name="P3" draw:layer="layout" svg:x1="5.6cm" svg:y1="7.7cm" svg:x2="8.1cm" svg:y2="5cm">
          <text:p/>
        </draw:lin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3000h-3000zm0 447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2:52:27.77</meta:creation-date>
    <dc:date>2014-05-11T06:25:14.26</dc:date>
    <meta:editing-duration>PT4H4M35S</meta:editing-duration>
    <meta:editing-cycles>13</meta:editing-cycles>
    <meta:generator>LibreOffice/4.0.5.2$Windows_x86 LibreOffice_project/5464147a081647a250913f19c0715bca595af2f</meta:generator>
    <meta:document-statistic meta:object-count="43"/>
  </office:meta>
</office:document-meta>
</file>